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solid" draw:fill-color="#ffff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0.335cm" fo:min-width="0.3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20.666cm" svg:y="29.371cm" svg:width="0.229cm" svg:height="0.229cm" draw:z-index="0">
        <draw:image xlink:href="http://evil.com:8080/path/" xlink:type="simple" xlink:show="embed" xlink:actuate="onLoad"/>
      </draw:frame>
      <text:p text:style-name="Standard"><draw:custom-shape text:anchor-type="paragraph" draw:z-index="1" draw:name="Form1" draw:style-name="gr1" draw:text-style-name="P1" svg:width="0.364cm" svg:height="0.336cm" svg:x="18.606cm" svg:y="27.321cm"><text:p/><draw:enhanced-geometry svg:viewBox="0 0 21600 21600" draw:type="rectangle" draw:enhanced-path="M 0 0 L 21600 0 21600 21600 0 21600 0 0 Z N"/></draw:custom-shape>This document triggers a connection to http://evil.com:8080 once open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7:45:04.533000000</meta:creation-date>
    <dc:date>2019-12-14T18:54:19.252000000</dc:date>
    <meta:editing-duration>PT4M50S</meta:editing-duration>
    <meta:editing-cycles>2</meta:editing-cycles>
    <meta:generator>LibreOffice/6.2.5.2$Windows_x86 LibreOffice_project/1ec314fa52f458adc18c4f025c545a4e8b22c159</meta:generator>
    <meta:document-statistic meta:table-count="0" meta:image-count="1" meta:object-count="0" meta:page-count="1" meta:paragraph-count="1" meta:word-count="9" meta:character-count="74" meta:non-whitespace-character-count="64"/>
  </office:meta>
</office:document-meta>
</file>